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InfoGenerator.isRecogn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nfoGenerator.ge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nfoGenerator.DocumentInfoGenerator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InfoGenerator.isVi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nfoGenerato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nfoGenerat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nfoGenerator.recogn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